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6.12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7.78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uroReplay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File Path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<text:s/>jumps</text:p>
          </table:table-cell>
          <table:table-cell office:value-type="string" calcext:value-type="string">
            <text:p><text:s/>hops</text:p>
          </table:table-cell>
          <table:table-cell office:value-type="string" calcext:value-type="string">
            <text:p><text:s/>dives</text:p>
          </table:table-cell>
          <table:table-cell office:value-type="string" calcext:value-type="string">
            <text:p><text:s/>movetoward</text:p>
          </table:table-cell>
          <table:table-cell office:value-type="string" calcext:value-type="string">
            <text:p><text:s/>moveaway</text:p>
          </table:table-cell>
          <table:table-cell office:value-type="string" calcext:value-type="string">
            <text:p><text:s/>moveup</text:p>
          </table:table-cell>
          <table:table-cell office:value-type="string" calcext:value-type="string">
            <text:p><text:s/>leftscore</text:p>
          </table:table-cell>
          <table:table-cell office:value-type="string" calcext:value-type="string">
            <text:p><text:s/>right scor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points scored</text:p>
          </table:table-cell>
        </table:table-row>
        <table:table-row table:style-name="ro1">
          <table:table-cell office:value-type="string" calcext:value-type="string">
            <text:p>Assets/DropFeetGame/RecordedReplays/NeuroAgents/replay2020-03-6--17-22-13Session1.bytes</text:p>
          </table:table-cell>
          <table:table-cell office:value-type="float" office:value="15.86532" calcext:value-type="float">
            <text:p>15.865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7.79999" calcext:value-type="float">
            <text:p>37.79999</text:p>
          </table:table-cell>
          <table:table-cell office:value-type="float" office:value="22.04995" calcext:value-type="float">
            <text:p>22.04995</text:p>
          </table:table-cell>
          <table:table-cell office:value-type="float" office:value="44.54803" calcext:value-type="float">
            <text:p>44.548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I2]-[.J2]" office:value-type="float" office:value="7" calcext:value-type="float">
            <text:p>7</text:p>
          </table:table-cell>
          <table:table-cell table:formula="of:=[.I2]+[.J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ssets/DropFeetGame/RecordedReplays/NeuroAgents/replay2020-03-6--17-23-07Session1.bytes</text:p>
          </table:table-cell>
          <table:table-cell office:value-type="float" office:value="16.17477" calcext:value-type="float">
            <text:p>16.1747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6.80001" calcext:value-type="float">
            <text:p>46.80001</text:p>
          </table:table-cell>
          <table:table-cell office:value-type="float" office:value="0.00007464737" calcext:value-type="float">
            <text:p>7.464737E-05</text:p>
          </table:table-cell>
          <table:table-cell office:value-type="float" office:value="70.54807" calcext:value-type="float">
            <text:p>70.5480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I3]-[.J3]" office:value-type="float" office:value="16" calcext:value-type="float">
            <text:p>16</text:p>
          </table:table-cell>
          <table:table-cell table:formula="of:=[.I3]+[.J3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ssets/DropFeetGame/RecordedReplays/NeuroAgents/replay2020-03-6--17-23-50Session1.bytes</text:p>
          </table:table-cell>
          <table:table-cell office:value-type="float" office:value="16.38208" calcext:value-type="float">
            <text:p>16.382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2.0001" calcext:value-type="float">
            <text:p>42.0001</text:p>
          </table:table-cell>
          <table:table-cell office:value-type="float" office:value="11.7601" calcext:value-type="float">
            <text:p>11.760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I4]-[.J4]" office:value-type="float" office:value="-7" calcext:value-type="float">
            <text:p>-7</text:p>
          </table:table-cell>
          <table:table-cell table:formula="of:=[.I4]+[.J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ssets/DropFeetGame/RecordedReplays/NeuroAgents/replay2020-03-6--17-24-44Session1.bytes</text:p>
          </table:table-cell>
          <table:table-cell office:value-type="float" office:value="18.06551" calcext:value-type="float">
            <text:p>18.065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5.35991" calcext:value-type="float">
            <text:p>55.35991</text:p>
          </table:table-cell>
          <table:table-cell office:value-type="float" office:value="24.00994" calcext:value-type="float">
            <text:p>24.00994</text:p>
          </table:table-cell>
          <table:table-cell office:value-type="float" office:value="61.904" calcext:value-type="float">
            <text:p>61.9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I5]-[.J5]" office:value-type="float" office:value="-4" calcext:value-type="float">
            <text:p>-4</text:p>
          </table:table-cell>
          <table:table-cell table:formula="of:=[.I5]+[.J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sets/DropFeetGame/RecordedReplays/NeuroAgents/replay2020-03-6--17-26-47Session1.bytes</text:p>
          </table:table-cell>
          <table:table-cell office:value-type="float" office:value="15.8274" calcext:value-type="float">
            <text:p>15.82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7.8" calcext:value-type="float">
            <text:p>37.8</text:p>
          </table:table-cell>
          <table:table-cell office:value-type="float" office:value="22.04999" calcext:value-type="float">
            <text:p>22.04999</text:p>
          </table:table-cell>
          <table:table-cell office:value-type="float" office:value="45.048" calcext:value-type="float">
            <text:p>45.0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I6]-[.J6]" office:value-type="float" office:value="7" calcext:value-type="float">
            <text:p>7</text:p>
          </table:table-cell>
          <table:table-cell table:formula="of:=[.I6]+[.J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ssets/DropFeetGame/RecordedReplays/NeuroAgents/replay2020-03-6--17-27-31Session1.bytes</text:p>
          </table:table-cell>
          <table:table-cell office:value-type="float" office:value="15.86367" calcext:value-type="float">
            <text:p>15.863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7.73003" calcext:value-type="float">
            <text:p>37.73003</text:p>
          </table:table-cell>
          <table:table-cell office:value-type="float" office:value="21.98001" calcext:value-type="float">
            <text:p>21.98001</text:p>
          </table:table-cell>
          <table:table-cell office:value-type="float" office:value="44.88801" calcext:value-type="float">
            <text:p>44.8880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I7]-[.J7]" office:value-type="float" office:value="7" calcext:value-type="float">
            <text:p>7</text:p>
          </table:table-cell>
          <table:table-cell table:formula="of:=[.I7]+[.J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ssets/DropFeetGame/RecordedReplays/NeuroAgents/replay2020-03-6--17-28-12Session1.bytes</text:p>
          </table:table-cell>
          <table:table-cell office:value-type="float" office:value="15.52967" calcext:value-type="float">
            <text:p>15.5296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9.99989" calcext:value-type="float">
            <text:p>59.99989</text:p>
          </table:table-cell>
          <table:table-cell office:value-type="float" office:value="0.000008225441" calcext:value-type="float">
            <text:p>8.225441E-06</text:p>
          </table:table-cell>
          <table:table-cell office:value-type="float" office:value="68.256" calcext:value-type="float">
            <text:p>68.2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I8]-[.J8]" office:value-type="float" office:value="8" calcext:value-type="float">
            <text:p>8</text:p>
          </table:table-cell>
          <table:table-cell table:formula="of:=[.I8]+[.J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sets/DropFeetGame/RecordedReplays/NeuroAgents/replay2020-03-6--17-28-57Session1.bytes</text:p>
          </table:table-cell>
          <table:table-cell office:value-type="float" office:value="16.15889" calcext:value-type="float">
            <text:p>16.158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6.80001" calcext:value-type="float">
            <text:p>46.80001</text:p>
          </table:table-cell>
          <table:table-cell office:value-type="float" office:value="0.00008443743" calcext:value-type="float">
            <text:p>8.443743E-05</text:p>
          </table:table-cell>
          <table:table-cell office:value-type="float" office:value="70.84799" calcext:value-type="float">
            <text:p>70.8479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I9]-[.J9]" office:value-type="float" office:value="15" calcext:value-type="float">
            <text:p>15</text:p>
          </table:table-cell>
          <table:table-cell table:formula="of:=[.I9]+[.J9]" office:value-type="float" office:value="15" calcext:value-type="float">
            <text:p>1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verages</text:p>
          </table:table-cell>
          <table:table-cell table:formula="of:=AVERAGE([.B2:.B9])" office:value-type="float" office:value="16.23341375" calcext:value-type="float">
            <text:p>16.23341375</text:p>
          </table:table-cell>
          <table:table-cell table:formula="of:=AVERAGE([.C2:.C9])" office:value-type="float" office:value="7.25" calcext:value-type="float">
            <text:p>7.25</text:p>
          </table:table-cell>
          <table:table-cell table:formula="of:=AVERAGE([.D2:.D9])" office:value-type="float" office:value="19.75" calcext:value-type="float">
            <text:p>19.75</text:p>
          </table:table-cell>
          <table:table-cell table:formula="of:=AVERAGE([.E2:.E9])" office:value-type="float" office:value="27" calcext:value-type="float">
            <text:p>27</text:p>
          </table:table-cell>
          <table:table-cell table:formula="of:=AVERAGE([.F2:.F9])" office:value-type="float" office:value="45.5362425" calcext:value-type="float">
            <text:p>45.5362425</text:p>
          </table:table-cell>
          <table:table-cell table:formula="of:=AVERAGE([.G2:.G9])" office:value-type="float" office:value="12.7312696637801" calcext:value-type="float">
            <text:p>12.7312696637801</text:p>
          </table:table-cell>
          <table:table-cell table:formula="of:=AVERAGE([.H2:.H9])" office:value-type="float" office:value="56.0050125" calcext:value-type="float">
            <text:p>56.0050125</text:p>
          </table:table-cell>
          <table:table-cell table:formula="of:=AVERAGE([.I2:.I9])" office:value-type="float" office:value="7.625" calcext:value-type="float">
            <text:p>7.625</text:p>
          </table:table-cell>
          <table:table-cell table:formula="of:=AVERAGE([.J2:.J9])" office:value-type="float" office:value="1.5" calcext:value-type="float">
            <text:p>1.5</text:p>
          </table:table-cell>
          <table:table-cell table:formula="of:=AVERAGE([.K2:.K9])" office:value-type="float" office:value="6.125" calcext:value-type="float">
            <text:p>6.125</text:p>
          </table:table-cell>
          <table:table-cell table:formula="of:=AVERAGE([.L2:.L9])" office:value-type="float" office:value="9.125" calcext:value-type="float">
            <text:p>9.125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formula="of:=STDEV([.B2:.B9])" office:value-type="float" office:value="0.785582321064853" calcext:value-type="float">
            <text:p>0.785582321064853</text:p>
          </table:table-cell>
          <table:table-cell table:formula="of:=STDEV([.C2:.C9])" office:value-type="float" office:value="10.1383289691011" calcext:value-type="float">
            <text:p>10.1383289691011</text:p>
          </table:table-cell>
          <table:table-cell table:formula="of:=STDEV([.D2:.D9])" office:value-type="float" office:value="15.2853805036989" calcext:value-type="float">
            <text:p>15.2853805036989</text:p>
          </table:table-cell>
          <table:table-cell table:formula="of:=STDEV([.E2:.E9])" office:value-type="float" office:value="6.67618368317024" calcext:value-type="float">
            <text:p>6.67618368317024</text:p>
          </table:table-cell>
          <table:table-cell table:formula="of:=STDEV([.F2:.F9])" office:value-type="float" office:value="8.46873297051277" calcext:value-type="float">
            <text:p>8.46873297051277</text:p>
          </table:table-cell>
          <table:table-cell table:formula="of:=STDEV([.G2:.G9])" office:value-type="float" office:value="11.1715106179831" calcext:value-type="float">
            <text:p>11.1715106179831</text:p>
          </table:table-cell>
          <table:table-cell table:formula="of:=STDEV([.H2:.H9])" office:value-type="float" office:value="13.0260505000269" calcext:value-type="float">
            <text:p>13.0260505000269</text:p>
          </table:table-cell>
          <table:table-cell table:formula="of:=STDEV([.I2:.I9])" office:value-type="float" office:value="5.70557371598785" calcext:value-type="float">
            <text:p>5.70557371598785</text:p>
          </table:table-cell>
          <table:table-cell table:formula="of:=STDEV([.J2:.J9])" office:value-type="float" office:value="2.82842712474619" calcext:value-type="float">
            <text:p>2.82842712474619</text:p>
          </table:table-cell>
          <table:table-cell table:formula="of:=STDEV([.K2:.K9])" office:value-type="float" office:value="8.0788524644814" calcext:value-type="float">
            <text:p>8.0788524644814</text:p>
          </table:table-cell>
          <table:table-cell table:formula="of:=STDEV([.L2:.L9])" office:value-type="float" office:value="3.97986001189561" calcext:value-type="float">
            <text:p>3.979860011895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5:01:16.6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1T15:02:05.207000000</dc:date>
    <meta:editing-duration>P3DT22H12M2S</meta:editing-duration>
    <meta:editing-cycles>2</meta:editing-cycles>
    <meta:generator>LibreOffice/6.1.0.3$Windows_X86_64 LibreOffice_project/efb621ed25068d70781dc026f7e9c5187a4decd1</meta:generator>
    <meta:document-statistic meta:table-count="1" meta:cell-count="132" meta:object-count="0"/>
  </office:meta>
</office:document-meta>
</file>